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fo:color="#000000" style:text-line-through-style="none" style:text-underline-style="none" fo:font-weight="bold" style:text-blinking="false"/>
    </style:style>
    <style:style style:name="P6" style:family="paragraph" style:parent-style-name="Text_20_body">
      <style:paragraph-properties fo:margin-top="0cm" fo:margin-bottom="0cm" fo:text-align="center" style:justify-single-word="false"/>
    </style:style>
    <style:style style:name="P7" style:family="paragraph" style:parent-style-name="Text_20_body">
      <style:paragraph-properties fo:margin-top="0cm" fo:margin-bottom="0cm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ibes : Ascend</text:p>
      <text:p text:style-name="P6"/>
      <text:p text:style-name="P5">Tribes : Ascend is a video game, a FPS (First Person Shooter), that I start to play 2 weeks ago.</text:p>
      <text:p text:style-name="P5">What is different with this game ? That's simple, in Tribes, you have a jet-pack (so you can fly a little), and you can “ski”. That means when you press the space-bar, you start to ski : in a descent, you earn speed, in an ascend, your lose speed, so you have to use the jet-pack when you face an ascend, so you don't lose speed.</text:p>
      <text:p text:style-name="P7"/>
      <text:p text:style-name="P5">Because, in Tribes, speed is everything : if you're slow, you're an easy target ! Also, the maps of this games are big, so if you're slow, it takes you an enormous amount of time to go from A to B. So this “ski” thing is a pretty big mechanism in this game.</text:p>
      <text:p text:style-name="P7"/>
      <text:p text:style-name="P5">Additionally, almost all weapon in this game doesn't deal “immediate” damage : usually, when you fire, the projectile travels a little and deal damage when it touch a surface. So you generally can't touch directly enemies : you have to fire near them so the projectile explode in a surface near them etc...</text:p>
      <text:p text:style-name="P7"/>
      <text:p text:style-name="P5">So let me summarize that : a lot of speed, and non-immediate weapon. These two key mechanisms make this game a lot harder, because when your fast, you're hard to touch with projectile, but if you “ski” in a straight line, a enemy can calculate where you will be in a few second, a touch you really easily, so you have to gain speed with descend, use your jet-pack in ascend, but change the curve of your path, sometimes with jet-pack (if you aren't on the ground, you're really hard to touch with projectile).</text:p>
      <text:p text:style-name="P7"/>
      <text:p text:style-name="P5">Additionally, you have like 8 classes in the game, some are light, some are heavy and some are between them. Light classes have good weapon, a lot of energy for the jet-pack, but few hit point (and armor), whereas heavy classes have really strong weapon (like the mortar shooter, that launch mortar which explodes 5 seconds after it is launch : it's a long time, you have to shoot it smartly, but it kills in one hit most of the classes), a lot of hit point and armor, but not lot of energy for jet-pack, and they are so heavy that in the game, they tend to have difficulties to have a lot of speed, because in ascend, they have to use their jet-pack, but they are short in energy, so they end up to lose speed etc...</text:p>
      <text:p text:style-name="P7"/>
      <text:p text:style-name="P5">You also have 3 game mode : Capture the flag, Deathmath, Arena.</text:p>
      <text:p text:style-name="P5">In capture the flag, you have to take the enemy's flag without loosing yours. You have some static defense like turret, and sensor (to see the enemies' position) powering by a generator : all of them can be destroyed, and if the generator is destroyed, turret and sensor are shut down. Deathmatch is a mode where you your team have 100 lives, when a member of your team is killed, your team lose a life, or two if you have the flags (bonus kill). If you are killed, but your team still have lives, your re-spawn after 5 seconds. Arena is the like Deathmatch, but you can re-spawn a fixed number of time, so when all your team re-spawn until they can't, you lose( because nobody can re-spawn and defeat the enemies).</text:p>
      <text:p text:style-name="P7"/>
      <text:p text:style-name="P5">In the end, I think that Tribes : Ascend brings a new gameplay, and it is really interesting and fun to play this gam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eresis </meta:initial-creator>
    <meta:creation-date>2012-02-23T08:16:13</meta:creation-date>
    <dc:date>2012-02-23T09:13:55</dc:date>
    <dc:creator>Haeresis </dc:creator>
    <meta:editing-duration>PT27M20S</meta:editing-duration>
    <meta:editing-cycles>6</meta:editing-cycles>
    <meta:generator>LibreOffice/3.3$Linux LibreOffice_project/330m19$Build-401</meta:generator>
    <meta:document-statistic meta:table-count="0" meta:image-count="0" meta:object-count="0" meta:page-count="1" meta:paragraph-count="10" meta:word-count="595" meta:character-count="3126"/>
  </office:meta>
</office:document-meta>
</file>